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25-11-24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92912" calcext:value-type="float">
            <text:p>165.7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25-09-29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823392" calcext:value-type="float">
            <text:p>165.8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25-06-17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92912" calcext:value-type="float">
            <text:p>165.7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25-03-13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835584" calcext:value-type="float">
            <text:p>165.8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24-12-1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899592" calcext:value-type="float">
            <text:p>165.8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24-09-27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5024" calcext:value-type="float">
            <text:p>165.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24-05-30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853872" calcext:value-type="float">
            <text:p>165.8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24-02-22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89864" calcext:value-type="float">
            <text:p>165.7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23-11-28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92912" calcext:value-type="float">
            <text:p>165.7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23-08-31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863016" calcext:value-type="float">
            <text:p>165.8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23-06-20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95376" calcext:value-type="float">
            <text:p>165.6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23-03-01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00888" calcext:value-type="float">
            <text:p>165.6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22-11-28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4356" calcext:value-type="float">
            <text:p>165.6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22-09-20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588" calcext:value-type="float">
            <text:p>165.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22-06-29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2832" calcext:value-type="float">
            <text:p>165.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22-03-29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16128" calcext:value-type="float">
            <text:p>165.6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22-02-23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35" calcext:value-type="float">
            <text:p>165.7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21-09-07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27152" calcext:value-type="float">
            <text:p>165.4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21-06-22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61848" calcext:value-type="float">
            <text:p>165.6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88112" calcext:value-type="float">
            <text:p>165.4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22224" calcext:value-type="float">
            <text:p>165.6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97256" calcext:value-type="float">
            <text:p>165.4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570408" calcext:value-type="float">
            <text:p>165.5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16128" calcext:value-type="float">
            <text:p>165.6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6642" calcext:value-type="float">
            <text:p>165.66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39572" calcext:value-type="float">
            <text:p>165.73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905688" calcext:value-type="float">
            <text:p>165.9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911784" calcext:value-type="float">
            <text:p>165.9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027608" calcext:value-type="float">
            <text:p>166.0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95248" calcext:value-type="float">
            <text:p>166.1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67944" calcext:value-type="float">
            <text:p>165.6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000176" calcext:value-type="float">
            <text:p>166.0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097712" calcext:value-type="float">
            <text:p>166.0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47064" calcext:value-type="float">
            <text:p>166.2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6172" calcext:value-type="float">
            <text:p>166.1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62304" calcext:value-type="float">
            <text:p>166.2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60424" calcext:value-type="float">
            <text:p>166.4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15872" calcext:value-type="float">
            <text:p>166.6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585392" calcext:value-type="float">
            <text:p>166.5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597584" calcext:value-type="float">
            <text:p>166.5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76832" calcext:value-type="float">
            <text:p>166.6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37792" calcext:value-type="float">
            <text:p>166.7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51224" calcext:value-type="float">
            <text:p>166.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58844" calcext:value-type="float">
            <text:p>166.5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85976" calcext:value-type="float">
            <text:p>166.6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65224" calcext:value-type="float">
            <text:p>166.7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91132" calcext:value-type="float">
            <text:p>166.79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45412" calcext:value-type="float">
            <text:p>166.74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90848" calcext:value-type="float">
            <text:p>166.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5608" calcext:value-type="float">
            <text:p>166.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01216" calcext:value-type="float">
            <text:p>166.7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31696" calcext:value-type="float">
            <text:p>166.7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509192" calcext:value-type="float">
            <text:p>166.5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22552" calcext:value-type="float">
            <text:p>166.7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29588" calcext:value-type="float">
            <text:p>166.62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7988" calcext:value-type="float">
            <text:p>166.6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0368" calcext:value-type="float">
            <text:p>166.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0368" calcext:value-type="float">
            <text:p>166.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82928" calcext:value-type="float">
            <text:p>166.6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43304" calcext:value-type="float">
            <text:p>166.6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12596" calcext:value-type="float">
            <text:p>166.31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930072" calcext:value-type="float">
            <text:p>165.9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41096" calcext:value-type="float">
            <text:p>165.7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9388" calcext:value-type="float">
            <text:p>164.3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92656" calcext:value-type="float">
            <text:p>166.7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831012" calcext:value-type="float">
            <text:p>165.83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31696" calcext:value-type="float">
            <text:p>166.7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28648" calcext:value-type="float">
            <text:p>166.7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65224" calcext:value-type="float">
            <text:p>166.7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4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28648" calcext:value-type="float">
            <text:p>166.7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62" meta:object-count="0"/>
    <meta:user-defined meta:name="AppVersion">3.0</meta:user-defined>
  </office:meta>
</office:document-meta>
</file>